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VE SANTA</text:p>
      <text:p text:style-name="P2"/>
      <text:p text:style-name="P1">Edad: 5-12</text:p>
      <text:p text:style-name="P3"/>
      <text:p text:style-name="P4"><text:span text:style-name="T1">Como cada año, el trabajo de Santa ha comenzado:</text:span></text:p>
      <text:p text:style-name="P4"><text:span text:style-name="T1">Repartir los juguetes a los niños que le esperan con ilusión, pero el rey de los elfos ha declarado la guerra y no dejará que Santa cumpla su misión. </text:span></text:p>
      <text:p text:style-name="P5">Su ejercito de elfos está ya preparado para atacar e impedir que los regalos lleguen a sus casas.</text:p>
      <text:p text:style-name="P5">El futuro de estas Navidades está solo en las manos de Santa y su poder para derrotarlos.</text:p>
      <text:p text:style-name="P5"/>
      <text:p text:style-name="P5">Tu objetivo como jugador es llegar hasta el final de la calle donde tu trineo te espera habiendo entregado todos y cada uno de los regalos del saco a cada casa y derrotado a todos los enemigos que te encuentres a tu paso.</text:p>
      <text:p text:style-name="P5"/>
      <text:p text:style-name="P5">Se trata de un scroll lateral, deberás ir saltando por los tejados hacia la derecha, lanzando regalos en cada chimenea y evitando caer en los huecos entre las casas. Tu avance se dentendrá al final de la calle, donde termina tu misión.</text:p>
      <text:p text:style-name="P5"/>
      <text:p text:style-name="P5">Un enemigo volador invisible lanzará objetos contundentes para entorpecer tu camino, tu tienes que evitarlos a toda costa.</text:p>
      <text:p text:style-name="P5">En algunos tejados encontrarás elfos que te atacarán, debes evitarlos también y seguir adelante.</text:p>
      <text:p text:style-name="P5"/>
      <text:p text:style-name="P5">Save Santa se convertirá en el juego de las próximas Navidades, es divertido, es sencillo y es rápido, lo que piden hoy todos los niños del mundo sin excepción.</text:p>
      <text:p text:style-name="P5">Su estilo navideño, sus gráficos e imágenes gustarán a todos y encandilarán a los más jovencitos de la casa.</text:p>
      <text:p text:style-name="P5"><text:s/>Será el regalo indispensable en cada hogar.</text:p>
      <text:p text:style-name="P5"/>
      <text:p text:style-name="P5">Referencias: Mario Bros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ss d</meta:initial-creator>
    <meta:creation-date>2017-01-10T21:03:52</meta:creation-date>
    <dc:date>2017-01-10T22:28:52.17</dc:date>
    <dc:creator>sss d</dc:creator>
    <meta:editing-duration>PT1H25M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4" meta:word-count="252" meta:character-count="1413"/>
  </office:meta>
</office:document-meta>
</file>